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5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99</text:p>
          </table:table-cell>
          <table:table-cell table:style-name="ACE-0" office:value-type="float" office:value="61.780000000000001">
            <text:p>61.78</text:p>
          </table:table-cell>
          <table:table-cell table:style-name="ACE-0" office:value-type="float" office:value="-72.579999999999998">
            <text:p>−72.58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/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yke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00</text:p>
          </table:table-cell>
          <table:table-cell table:style-name="ACE-0" office:value-type="float" office:value="62.020000000000003">
            <text:p>62.02</text:p>
          </table:table-cell>
          <table:table-cell table:style-name="ACE-0" office:value-type="float" office:value="-72.599999999999994">
            <text:p>−72.6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2.700000000000003">
            <text:p>42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LauriolGray198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03</text:p>
          </table:table-cell>
          <table:table-cell table:style-name="ACE-0" office:value-type="float" office:value="62.020000000000003">
            <text:p>62.02</text:p>
          </table:table-cell>
          <table:table-cell table:style-name="ACE-0" office:value-type="float" office:value="-72.599999999999994">
            <text:p>−72.6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iatella arctica, my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3.700000000000003">
            <text:p>73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yke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62</text:p>
          </table:table-cell>
          <table:table-cell table:style-name="ACE-0" office:value-type="float" office:value="62.060000000000002">
            <text:p>62.06</text:p>
          </table:table-cell>
          <table:table-cell table:style-name="ACE-0" office:value-type="float" office:value="-73.090000000000003">
            <text:p>−73.09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Etal1993,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64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73">
            <text:p>−73</text:p>
          </table:table-cell>
          <table:table-cell table:style-name="ACE-0" office:value-type="float" office:value="7480">
            <text:p>74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alanus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.700000000000003">
            <text:p>90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2001,Dyke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66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2.950000000000003">
            <text:p>−72.95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alg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yke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35</text:p>
          </table:table-cell>
          <table:table-cell table:style-name="ACE-0" office:value-type="float" office:value="61.549999999999997">
            <text:p>61.55</text:p>
          </table:table-cell>
          <table:table-cell table:style-name="ACE-0" office:value-type="float" office:value="-72.260000000000005">
            <text:p>−72.26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.699999999999999">
            <text:p>29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McNeelyAtkinson1995,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65</text:p>
          </table:table-cell>
          <table:table-cell table:style-name="ACE-0" office:value-type="float" office:value="62.07">
            <text:p>62.07</text:p>
          </table:table-cell>
          <table:table-cell table:style-name="ACE-0" office:value-type="float" office:value="-73.180000000000007">
            <text:p>−73.18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.699999999999999">
            <text:p>1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,Dyke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78</text:p>
          </table:table-cell>
          <table:table-cell table:style-name="ACE-0" office:value-type="float" office:value="62.170000000000002">
            <text:p>62.17</text:p>
          </table:table-cell>
          <table:table-cell table:style-name="ACE-0" office:value-type="float" office:value="-72.980000000000004">
            <text:p>−72.98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.699999999999999">
            <text:p>11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,Dyke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92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2.950000000000003">
            <text:p>−72.95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,Dyke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00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2.780000000000001">
            <text:p>−72.78</text:p>
          </table:table-cell>
          <table:table-cell table:style-name="ACE-0" office:value-type="float" office:value="4120">
            <text:p>41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.699999999999999">
            <text:p>14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,Dyke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02</text:p>
          </table:table-cell>
          <table:table-cell table:style-name="ACE-0" office:value-type="float" office:value="61.549999999999997">
            <text:p>61.55</text:p>
          </table:table-cell>
          <table:table-cell table:style-name="ACE-0" office:value-type="float" office:value="-72.299999999999997">
            <text:p>−72.3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ya truncata,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2002,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81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2.950000000000003">
            <text:p>−72.95</text:p>
          </table:table-cell>
          <table:table-cell table:style-name="ACE-0" office:value-type="float" office:value="4180">
            <text:p>41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2005,Dyke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01</text:p>
          </table:table-cell>
          <table:table-cell table:style-name="ACE-0" office:value-type="float" office:value="61.859999999999999">
            <text:p>61.86</text:p>
          </table:table-cell>
          <table:table-cell table:style-name="ACE-0" office:value-type="float" office:value="-72.659999999999997">
            <text:p>−72.66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shells in deltic contex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4.399999999999999">
            <text:p>44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GrayEtal1993,VacchiEtal2018</text:p>
          </table:table-cell>
          <table:table-cell table:number-columns-repeated="240" table:style-name="ACE-0"/>
        </table:table-row>
        <table:table-row table:style-name="AROW-0" table:number-rows-repeated="25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36:4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